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C8E000009D2000009D24DCF63466E4C2FCC.svg" manifest:media-type="image/svg+xml"/>
  <manifest:file-entry manifest:full-path="Pictures/10000001000001330000014E7EDBC2E9E6C2DCFA.png" manifest:media-type="image/png"/>
  <manifest:file-entry manifest:full-path="Pictures/100000010000008F0000008FC941B492BB83E442.png" manifest:media-type="image/png"/>
  <manifest:file-entry manifest:full-path="Pictures/100000010000011A0000017675D46D9CD83EB47F.png" manifest:media-type="image/png"/>
  <manifest:file-entry manifest:full-path="Pictures/10000000000003E9000003D953E09E33996CBB4F.png" manifest:media-type="image/png"/>
  <manifest:file-entry manifest:full-path="Pictures/10000001000000EF000000F23566261C1D98E9E1.png" manifest:media-type="image/png"/>
  <manifest:file-entry manifest:full-path="Pictures/10000001000001EB000001A99A1998F3C68DBBB2.png" manifest:media-type="image/png"/>
  <manifest:file-entry manifest:full-path="Pictures/100038FE00000B0F00000B0F1538597FD46458EA.svg" manifest:media-type="image/svg+xml"/>
  <manifest:file-entry manifest:full-path="Pictures/10000001000000A1000000A17E686C29FA14F1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无填充且无边框的对象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cm" svg:stroke-color="#000000" draw:marker-start-width="0.28cm" draw:marker-end="线条箭头_20_1" draw:marker-end-width="0.3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28cm" draw:marker-end="线条箭头_20_2" draw:marker-end-width="0.3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-width="0.28cm" draw:marker-end="线条箭头_20_3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无填充且无边框的对象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-width="0.28cm" draw:marker-end="线条箭头_20_4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无填充且无边框的对象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8.25cm" fo:min-width="17.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6" style:family="graphic" style:parent-style-name="无填充且无边框的对象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5cm" svg:stroke-color="#000000" draw:marker-start="Arrow" draw:marker-start-width="0.38cm" draw:marker-end="Arrow" draw:marker-end-width="0.38cm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6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name="Computer-User-Male-1" draw:style-name="gr1" draw:text-style-name="P1" draw:layer="layout" svg:width="2.5cm" svg:height="2.72cm" svg:x="2.75cm" svg:y="12.75cm">
          <draw:image xlink:href="Pictures/10000001000001330000014E7EDBC2E9E6C2DCFA.png" xlink:type="simple" xlink:show="embed" xlink:actuate="onLoad" draw:mime-type="image/png">
            <text:p/>
          </draw:image>
        </draw:frame>
        <draw:frame draw:name="Document-Blue 1" draw:style-name="gr2" draw:text-style-name="P1" draw:layer="layout" svg:width="2.013cm" svg:height="2.013cm" svg:x="9.5cm" svg:y="12.737cm">
          <draw:image xlink:href="Pictures/10000C8E000009D2000009D24DCF63466E4C2FCC.svg" xlink:type="simple" xlink:show="embed" xlink:actuate="onLoad" draw:mime-type="image/svg+xml">
            <text:p/>
          </draw:image>
          <draw:image xlink:href="Pictures/100000010000008F0000008FC941B492BB83E442.png" xlink:type="simple" xlink:show="embed" xlink:actuate="onLoad" draw:mime-type="image/png"/>
        </draw:frame>
        <draw:frame draw:style-name="gr3" draw:text-style-name="P2" draw:layer="layout" svg:width="2.5cm" svg:height="2.46cm" svg:x="9.5cm" svg:y="16.79cm">
          <draw:image xlink:href="Pictures/10000000000003E9000003D953E09E33996CBB4F.png" xlink:type="simple" xlink:show="embed" xlink:actuate="onLoad" draw:mime-type="image/png">
            <text:p/>
          </draw:image>
        </draw:frame>
        <draw:frame draw:name="Database 1" draw:style-name="gr4" draw:text-style-name="P1" draw:layer="layout" svg:width="2.607cm" svg:height="2.639cm" svg:x="9.5cm" svg:y="21.5cm">
          <draw:image xlink:href="Pictures/10000001000000EF000000F23566261C1D98E9E1.png" xlink:type="simple" xlink:show="embed" xlink:actuate="onLoad" draw:mime-type="image/png">
            <text:p/>
          </draw:image>
        </draw:frame>
        <draw:line draw:style-name="gr5" draw:text-style-name="P2" draw:layer="layout" svg:x1="5.5cm" svg:y1="14cm" svg:x2="9.25cm" svg:y2="14cm">
          <text:p/>
        </draw:line>
        <draw:line draw:style-name="gr6" draw:text-style-name="P2" draw:layer="layout" svg:x1="10.6cm" svg:y1="14.9cm" svg:x2="10.6cm" svg:y2="16.65cm">
          <text:p/>
        </draw:line>
        <draw:line draw:style-name="gr6" draw:text-style-name="P2" draw:layer="layout" svg:x1="10.7cm" svg:y1="19.6cm" svg:x2="10.7cm" svg:y2="21.35cm">
          <text:p/>
        </draw:line>
        <draw:frame draw:style-name="gr7" draw:text-style-name="P3" draw:layer="layout" svg:width="3.001cm" svg:height="1.75cm" svg:x="2.499cm" svg:y="11.25cm">
          <draw:text-box>
            <text:p><text:span text:style-name="T1">Crypto engineer</text:span></text:p>
          </draw:text-box>
        </draw:frame>
        <draw:frame draw:style-name="gr7" draw:text-style-name="P3" draw:layer="layout" svg:width="3.001cm" svg:height="1.75cm" svg:x="9.249cm" svg:y="11.25cm">
          <draw:text-box>
            <text:p><text:span text:style-name="T1">Masking Code</text:span></text:p>
          </draw:text-box>
        </draw:frame>
        <draw:frame draw:style-name="gr7" draw:text-style-name="P3" draw:layer="layout" svg:width="3.001cm" svg:height="1.75cm" svg:x="7.25cm" svg:y="16.55cm">
          <draw:text-box>
            <text:p><text:span text:style-name="T1">ELMO</text:span></text:p>
          </draw:text-box>
        </draw:frame>
        <draw:frame draw:style-name="gr7" draw:text-style-name="P3" draw:layer="layout" svg:width="3.25cm" svg:height="1.75cm" svg:x="7cm" svg:y="20.75cm">
          <draw:text-box>
            <text:p><text:span text:style-name="T1">Simulated Traces</text:span></text:p>
          </draw:text-box>
        </draw:frame>
        <draw:line draw:style-name="gr8" draw:text-style-name="P2" draw:layer="layout" svg:x1="12.3cm" svg:y1="22.75cm" svg:x2="16.05cm" svg:y2="22.75cm">
          <text:p/>
        </draw:line>
        <draw:frame draw:name="Presenter-Male-1" draw:style-name="gr9" draw:text-style-name="P1" draw:layer="layout" svg:width="3.466cm" svg:height="3.25cm" svg:x="16.284cm" svg:y="20.75cm">
          <draw:image xlink:href="Pictures/10000001000001EB000001A99A1998F3C68DBBB2.png" xlink:type="simple" xlink:show="embed" xlink:actuate="onLoad" draw:mime-type="image/png">
            <text:p/>
          </draw:image>
        </draw:frame>
        <draw:frame draw:style-name="gr10" draw:text-style-name="P3" draw:layer="layout" svg:width="3.5cm" svg:height="2.132cm" svg:x="16cm" svg:y="19.118cm">
          <draw:text-box>
            <text:p><text:span text:style-name="T1">Attack Evaluation eg. CPA</text:span></text:p>
          </draw:text-box>
        </draw:frame>
        <draw:line draw:style-name="gr11" draw:text-style-name="P2" draw:layer="layout" svg:x1="9cm" svg:y1="22.7cm" svg:x2="5.5cm" svg:y2="22.75cm">
          <text:p/>
        </draw:line>
        <draw:frame draw:name="Detective-1" draw:style-name="gr12" draw:text-style-name="P1" draw:layer="layout" svg:width="2.718cm" svg:height="3.604cm" svg:x="2.5cm" svg:y="20.25cm">
          <draw:image xlink:href="Pictures/100000010000011A0000017675D46D9CD83EB47F.png" xlink:type="simple" xlink:show="embed" xlink:actuate="onLoad" draw:mime-type="image/png">
            <text:p/>
          </draw:image>
        </draw:frame>
        <draw:frame draw:style-name="gr13" draw:text-style-name="P4" draw:layer="layout" svg:width="3.25cm" svg:height="1.673cm" svg:x="2.4cm" svg:y="18.8cm">
          <draw:text-box>
            <text:p>Leakage detection</text:p>
          </draw:text-box>
        </draw:frame>
        <draw:custom-shape draw:style-name="gr14" draw:text-style-name="P2" draw:layer="layout" svg:width="18cm" svg:height="8.5cm" svg:x="1.75cm" svg:y="16.5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6.5cm" svg:height="1.173cm" svg:x="8cm" svg:y="25.327cm">
          <draw:text-box>
            <text:p><text:span text:style-name="T2">No quality guarantee</text:span></text:p>
          </draw:text-box>
        </draw:frame>
        <draw:frame draw:style-name="gr7" draw:text-style-name="P3" draw:layer="layout" svg:width="3.75cm" svg:height="1.75cm" svg:x="12.5cm" svg:y="18cm">
          <draw:text-box>
            <text:p><text:span text:style-name="T1">Thumbulator</text:span></text:p>
          </draw:text-box>
        </draw:frame>
        <draw:frame draw:name="Print-Black 1" draw:style-name="gr16" draw:text-style-name="P1" draw:layer="layout" svg:width="2.33cm" svg:height="2.33cm" svg:x="16.17cm" svg:y="16.67cm">
          <draw:image xlink:href="Pictures/100038FE00000B0F00000B0F1538597FD46458EA.svg" xlink:type="simple" xlink:show="embed" xlink:actuate="onLoad" draw:mime-type="image/svg+xml">
            <text:p/>
          </draw:image>
          <draw:image xlink:href="Pictures/10000001000000A1000000A17E686C29FA14F184.png" xlink:type="simple" xlink:show="embed" xlink:actuate="onLoad" draw:mime-type="image/png"/>
        </draw:frame>
        <draw:line draw:style-name="gr17" draw:text-style-name="P6" draw:layer="layout" svg:x1="12.5cm" svg:y1="17.75cm" svg:x2="16.25cm" svg:y2="17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20" svg:d="M0 20l10-20 10 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1T19:38:36.121000000</meta:creation-date>
    <dc:date>2021-12-21T20:38:40.833000000</dc:date>
    <meta:editing-duration>PT7M45S</meta:editing-duration>
    <meta:editing-cycles>3</meta:editing-cycles>
    <meta:generator>LibreOffice/7.2.4.1$Windows_X86_64 LibreOffice_project/27d75539669ac387bb498e35313b970b7fe9c4f9</meta:generator>
    <meta:print-date>2021-12-21T20:31:55.349000000</meta:print-date>
    <meta:document-statistic meta:object-count="22"/>
  </office:meta>
</office:document-meta>
</file>